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5c59" officeooo:paragraph-rsid="000f5c59" style:font-size-asian="20pt" style:font-size-complex="20pt"/>
    </style:style>
    <style:style style:name="P2" style:family="paragraph" style:parent-style-name="Standard">
      <style:text-properties fo:font-size="12pt" officeooo:rsid="000f5c59" officeooo:paragraph-rsid="000f5c59" style:font-size-asian="12pt" style:font-size-complex="12pt"/>
    </style:style>
    <style:style style:name="T1" style:family="text">
      <style:text-properties officeooo:rsid="00110fba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fo:background-color="#ffff00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4"><text:s/>Assignment 1</text:span></text:p>
      <text:p text:style-name="P2">Q1. Explain OOP concepts with an example</text:p>
      <text:p text:style-name="P2">Ans:-Class: Think of a blueprint or a recipe for building something. For example, a "Car Blueprint" defines what a car should have: wheels, engine, doors, etc.</text:p>
      <text:p text:style-name="P2"/>
      <text:p text:style-name="P2">Object: An object is an actual instance created based on the class blueprint. So, a specific car like a "Toyota Camry" is an object created from the "Car Blueprint".</text:p>
      <text:p text:style-name="P2"/>
      <text:p text:style-name="P2">*Encapsulatio:</text:p>
      <text:p text:style-name="P2">Encapsulation is like a gift box that hides the inner workings of a present. It bundles data (attributes) and methods (functions) together inside the class.</text:p>
      <text:p text:style-name="P2">For instance, a car's engine is encapsulated — you don't need to know how the engine works to drive the car. You just use the accelerator (method) to make the car go faster.</text:p>
      <text:p text:style-name="P2"/>
      <text:p text:style-name="P2">*Inheritance:</text:p>
      <text:p text:style-name="P2">Inheritance is akin to passing traits or properties from parents to children. In the real world, children inherit traits like eye color or hair type from their parents.</text:p>
      <text:p text:style-name="P2">For example, a "Luxury Car" class can inherit features (attributes and methods) from a more general "Car" class, adding extra features like leather seats or advanced navigation.</text:p>
      <text:p text:style-name="P2"/>
      <text:p text:style-name="P2">=&gt;In inheritance two Class are:</text:p>
      <text:p text:style-name="P2">1. Base Class- It is also called a Parent class and Super class.</text:p>
      <text:p text:style-name="P2">2. Derived Class-This is derived from Base class.</text:p>
      <text:p text:style-name="P2"/>
      <text:p text:style-name="P2">=&gt;Types Of Inheritance</text:p>
      <text:p text:style-name="P2">1.Single inheritance</text:p>
      <text:p text:style-name="P2">2.Multiple inheritance</text:p>
      <text:p text:style-name="P2">3.Hierarchical inheritance</text:p>
      <text:p text:style-name="P2">4.Multilevel inheritance</text:p>
      <text:p text:style-name="P2">5.Hybrid inheritance</text:p>
      <text:p text:style-name="P2"/>
      <text:p text:style-name="P2">*Polymorphism:</text:p>
      <text:p text:style-name="P2">Polymorphism means "many forms". It allows objects of different types to be treated as objects of a common base type.</text:p>
      <text:p text:style-name="P2">Think of a "Vehicle" class with a method called drive(). A car, a bicycle, and a truck can all have their own unique drive() method, but you can call drive() on any vehicle and it behaves differently based on the specific type of vehicl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 Write any 5 differences between C and C++.</text:p>
      <text:p text:style-name="P2">Ans.Here are five key differences between C and C++:</text:p>
      <text:p text:style-name="P2">1.Programming Paradigm:</text:p>
      <text:p text:style-name="P2">=&gt;C: C is a procedural programming language, which means it focuses on functions or procedures that operate on data.</text:p>
      <text:p text:style-name="P2">=&gt;C++: C++ supports both procedural and object-oriented programming paradigms. It extends C by adding classes and objects, allowing for better organization and reusability of code.</text:p>
      <text:p text:style-name="P2"/>
      <text:p text:style-name="P2">2.Standard Input/Output:</text:p>
      <text:p text:style-name="P2">=&gt;C: In C, input and output operations are performed using functions like printf and scanf.</text:p>
      <text:p text:style-name="P2">=&gt;C++: C++ uses stream-based input/output (iostream library), where input is read from cin and output is written to cout. It provides a more flexible and type-safe approach compared to C's printf and scanf.</text:p>
      <text:p text:style-name="P2"/>
      <text:p text:style-name="P2">3.Memory Management:</text:p>
      <text:p text:style-name="P2">=&gt;C: Memory management in C is done using functions like malloc, calloc, realloc, and free from the &lt;stdlib.h&gt; library.</text:p>
      <text:p text:style-name="P2">=&gt;C++: C++ supports these C functions but also introduces new and delete operators for dynamic memory allocation and deallocation. Additionally, C++ provides smart pointers (std::unique_ptr, std::shared_ptr, std::weak_ptr) for safer and automated memory management.</text:p>
      <text:p text:style-name="P2"/>
      <text:p text:style-name="P2">4.Function Overloading:</text:p>
      <text:p text:style-name="P2">=&gt;C: C does not support function overloading, meaning you cannot have multiple functions with the same name but different parameter types or numbers.</text:p>
      <text:p text:style-name="P2">=&gt;C++: C++ supports function overloading, allowing you to define multiple functions with the same name but different parameters. This promotes code readability and reusability.</text:p>
      <text:p text:style-name="P2"/>
      <text:p text:style-name="P2">5.Namespace Support:</text:p>
      <text:p text:style-name="P2">=&gt;C: C does not support namespaces. All global identifiers must have unique names across the entire program.</text:p>
      <text:p text:style-name="P2">=&gt;C++: C++ introduces namespaces (namespace keyword), which help organize code into logical groups and prevent name conflicts. Namespaces are particularly useful when integrating multiple libraries or modules into a single progra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</text:span>3. Explain iostream, istream, ostream, cout, cin and endl</text:p>
      <text:p text:style-name="P2">Ans.- iostream is the library that enables input/output operations.</text:p>
      <text:p text:style-name="P2"/>
      <text:p text:style-name="P2">- ostream is the output stream that carries data from your program to the outside world.</text:p>
      <text:p text:style-name="P2"/>
      <text:p text:style-name="P2">- cout is the tap that sends data to the screen.</text:p>
      <text:p text:style-name="P2"/>
      <text:p text:style-name="P2">- cin is the pipe that reads data from the keyboard.</text:p>
      <text:p text:style-name="P2"/>
      <text:p text:style-name="P2">- endl is the "enter" key that moves to a new line and forces the output to appear immediatel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</text:span>4.Write a C++ program to check whether a given number is prime or not</text:p>
      <text:p text:style-name="P2">Ans.</text:p>
      <text:p text:style-name="P2">#include &lt;iostream&gt; <text:s/></text:p>
      <text:p text:style-name="P2">using namespace std; <text:s/></text:p>
      <text:p text:style-name="P2">int main() <text:s/></text:p>
      <text:p text:style-name="P2">{ <text:s/></text:p>
      <text:p text:style-name="P2"><text:s text:c="2"/>int n, i, m=0, flag=0; <text:s/></text:p>
      <text:p text:style-name="P2"><text:s text:c="2"/>cout &lt;&lt; "Enter the Number to check Prime: "; <text:s/></text:p>
      <text:p text:style-name="P2"><text:s text:c="2"/>cin &gt;&gt; n; <text:s/></text:p>
      <text:p text:style-name="P2"><text:s text:c="2"/>m=n/2; <text:s/></text:p>
      <text:p text:style-name="P2"><text:s text:c="2"/>for(i = 2; i &lt;= m; i++) <text:s/></text:p>
      <text:p text:style-name="P2"><text:s text:c="2"/>{ <text:s/></text:p>
      <text:p text:style-name="P2"><text:s text:c="6"/>if(n % i == 0) <text:s/></text:p>
      <text:p text:style-name="P2"><text:s text:c="6"/>{ <text:s/></text:p>
      <text:p text:style-name="P2"><text:s text:c="10"/>cout&lt;&lt;"Number is not Prime."&lt;&lt;endl; <text:s/></text:p>
      <text:p text:style-name="P2"><text:s text:c="10"/>flag=1; <text:s/></text:p>
      <text:p text:style-name="P2"><text:s text:c="10"/>break; <text:s/></text:p>
      <text:p text:style-name="P2"><text:s text:c="6"/>} <text:s/></text:p>
      <text:p text:style-name="P2"><text:s text:c="2"/>} <text:s/></text:p>
      <text:p text:style-name="P2"><text:s text:c="2"/>if (flag==0) <text:s/></text:p>
      <text:p text:style-name="P2"><text:s text:c="6"/>cout &lt;&lt; "Number is Prime."&lt;&lt;endl; <text:s/></text:p>
      <text:p text:style-name="P2"><text:s text:c="2"/>return 0; <text:s/></text:p>
      <text:p text:style-name="P2">} </text:p>
      <text:p text:style-name="P2">Output:</text:p>
      <text:p text:style-name="P2"/>
      <text:p text:style-name="P2">Enter the Number to check Prime: 17 <text:s/></text:p>
      <text:p text:style-name="P2"><text:s/>Number is Prime. <text:s text:c="2"/></text:p>
      <text:p text:style-name="P2">Enter the Number to check Prime: 57 <text:s/></text:p>
      <text:p text:style-name="P2">Number is not Pri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1:12:15.249955730</meta:creation-date>
    <dc:date>2024-06-30T21:18:01.291652521</dc:date>
    <meta:editing-duration>PT5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73" meta:word-count="719" meta:character-count="4599" meta:non-whitespace-character-count="3796"/>
  </office:meta>
</office:document-meta>
</file>